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0e7e65" officeooo:paragraph-rsid="000e7e65" style:font-size-asian="15pt" style:font-size-complex="15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5pt" officeooo:rsid="000e7e65" officeooo:paragraph-rsid="000e7e65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font-size="18pt" officeooo:rsid="000e7e65" officeooo:paragraph-rsid="000e7e65" style:font-size-asian="18pt" style:font-size-complex="18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ISTEMAS DE GESTIÓN DE DATOS</text:p>
      <text:p text:style-name="P1"/>
      <text:list text:style-name="L1">
        <text:list-item>
          <text:p text:style-name="P2">MySQL</text:p>
          <text:p text:style-name="P2"/>
        </text:list-item>
        <text:list-item>
          <text:p text:style-name="P2">SQLite</text:p>
          <text:p text:style-name="P2"/>
        </text:list-item>
        <text:list-item>
          <text:p text:style-name="P2">MongoDB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9T21:56:29.947000000</meta:creation-date>
    <dc:date>2024-10-19T22:00:06.717000000</dc:date>
    <meta:editing-duration>PT3M38S</meta:editing-duration>
    <meta:editing-cycles>1</meta:editing-cycles>
    <meta:document-statistic meta:table-count="0" meta:image-count="0" meta:object-count="0" meta:page-count="1" meta:paragraph-count="6" meta:word-count="13" meta:character-count="51" meta:non-whitespace-character-count="47"/>
    <meta:generator>LibreOffice/7.6.2.1$Windows_X86_64 LibreOffice_project/56f7684011345957bbf33a7ee678afaf4d2ba333</meta:generator>
  </office:meta>
</office:document-meta>
</file>